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376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>
            <text:p>BOM</text:p>
          </table:table-cell>
          <table:table-cell table:number-columns-repeated="1023"/>
        </table:table-row>
        <table:table-row table:style-name="ro1">
          <table:table-cell office:value-type="string">
            <text:p>Hydro B. HA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cation</text:p>
          </table:table-cell>
          <table:table-cell office:value-type="string">
            <text:p>Desc.</text:p>
          </table:table-cell>
          <table:table-cell office:value-type="string">
            <text:p>MFG PN</text:p>
          </table:table-cell>
          <table:table-cell office:value-type="string">
            <text:p>Digikey PN</text:p>
          </table:table-cell>
          <table:table-cell office:value-type="string">
            <text:p>Mouser PN</text:p>
          </table:table-cell>
          <table:table-cell office:value-type="string">
            <text:p>Newark PN</text:p>
          </table:table-cell>
          <table:table-cell office:value-type="string">
            <text:p>Arow PN</text:p>
          </table:table-cell>
          <table:table-cell table:number-columns-repeated="1017"/>
        </table:table-row>
        <table:table-row table:style-name="ro1">
          <table:table-cell office:value-type="string">
            <text:p>J1,J3,J4,J7</text:p>
          </table:table-cell>
          <table:table-cell table:style-name="ce2" office:value-type="string">
            <text:p>Conn Shrouded Header (3 Sides) HDR 5 POS 2.5mm Solder ST Thru-Hole Box </text:p>
          </table:table-cell>
          <table:table-cell office:value-type="string">
            <text:p>B5B-EH-A(LF)(SN)</text:p>
          </table:table-cell>
          <table:table-cell office:value-type="string">
            <text:p>455-1614-ND</text:p>
          </table:table-cell>
          <table:table-cell office:value-type="string">
            <text:p>***</text:p>
          </table:table-cell>
          <table:table-cell table:style-name="ce2" office:value-type="string">
            <text:p>90R8570 </text:p>
          </table:table-cell>
          <table:table-cell office:value-type="string">
            <text:p>B5B-EH-A(LF)(SN)</text:p>
          </table:table-cell>
          <table:table-cell table:number-columns-repeated="1017"/>
        </table:table-row>
        <table:table-row table:style-name="ro1">
          <table:table-cell office:value-type="string">
            <text:p>J2</text:p>
          </table:table-cell>
          <table:table-cell table:style-name="ce2" office:value-type="string">
            <text:p>Headers &amp; Wire Housings BOARDMT SKT HDR 40POS </text:p>
          </table:table-cell>
          <table:table-cell office:value-type="string">
            <text:p>929852-01-20-RB</text:p>
          </table:table-cell>
          <table:table-cell office:value-type="string">
            <text:p>3M156097-ND</text:p>
          </table:table-cell>
          <table:table-cell table:style-name="ce2" office:value-type="string">
            <text:p>517-929852-01-20-RB </text:p>
          </table:table-cell>
          <table:table-cell table:style-name="ce2" office:value-type="string">
            <text:p>62R6589 </text:p>
          </table:table-cell>
          <table:table-cell office:value-type="string">
            <text:p>929852-01-20-RB</text:p>
          </table:table-cell>
          <table:table-cell table:number-columns-repeated="1017"/>
        </table:table-row>
        <table:table-row table:style-name="ro1">
          <table:table-cell office:value-type="string">
            <text:p>J5,J6</text:p>
          </table:table-cell>
          <table:table-cell table:style-name="ce2" office:value-type="string">
            <text:p>Conn Shrouded Header (3 Sides) HDR 7 POS 2.5mm Solder ST Thru-Hole Box </text:p>
          </table:table-cell>
          <table:table-cell office:value-type="string">
            <text:p>B7B-EH-A(LF)(SN)</text:p>
          </table:table-cell>
          <table:table-cell office:value-type="string">
            <text:p>455-1616-ND</text:p>
          </table:table-cell>
          <table:table-cell office:value-type="string">
            <text:p>***</text:p>
          </table:table-cell>
          <table:table-cell table:style-name="ce2" office:value-type="string">
            <text:p>90R8575 </text:p>
          </table:table-cell>
          <table:table-cell office:value-type="string">
            <text:p>B7B-EH-A(LF)(SN)</text:p>
          </table:table-cell>
          <table:table-cell table:number-columns-repeated="1017"/>
        </table:table-row>
        <table:table-row table:style-name="ro1">
          <table:table-cell office:value-type="string">
            <text:p>J8</text:p>
          </table:table-cell>
          <table:table-cell table:style-name="ce2" office:value-type="string">
            <text:p>Wire-To-Board Connector, 2.54 mm, 14 Contacts, Header, FCI Quickie 71918 Series, Through Hole </text:p>
          </table:table-cell>
          <table:table-cell office:value-type="string">
            <text:p>71918-214LF</text:p>
          </table:table-cell>
          <table:table-cell office:value-type="string">
            <text:p>609-4495-ND</text:p>
          </table:table-cell>
          <table:table-cell table:style-name="ce2" office:value-type="string">
            <text:p>649-71918-214LF</text:p>
          </table:table-cell>
          <table:table-cell table:style-name="ce2" office:value-type="string">
            <text:p>62K7345 </text:p>
          </table:table-cell>
          <table:table-cell office:value-type="string">
            <text:p>71918-214LF</text:p>
          </table:table-cell>
          <table:table-cell table:number-columns-repeated="1017"/>
        </table:table-row>
        <table:table-row table:style-name="ro1">
          <table:table-cell office:value-type="string">
            <text:p>J9</text:p>
          </table:table-cell>
          <table:table-cell table:style-name="ce2" office:value-type="string">
            <text:p>Conn Shrouded Header (3 Sides) HDR 4 POS 2.5mm Solder ST Thru-Hole Box </text:p>
          </table:table-cell>
          <table:table-cell office:value-type="string">
            <text:p>B4B-EH-A(LF)(SN)</text:p>
          </table:table-cell>
          <table:table-cell office:value-type="string">
            <text:p>455-1613-ND</text:p>
          </table:table-cell>
          <table:table-cell table:style-name="ce3" office:value-type="string">
            <text:p>***</text:p>
          </table:table-cell>
          <table:table-cell table:style-name="ce2" office:value-type="string">
            <text:p>90R8567 </text:p>
          </table:table-cell>
          <table:table-cell office:value-type="string">
            <text:p>B4B-EH-A(LF)(SN)</text:p>
          </table:table-cell>
          <table:table-cell table:number-columns-repeated="1017"/>
        </table:table-row>
        <table:table-row table:style-name="ro1">
          <table:table-cell office:value-type="string">
            <text:p>R1,R2,R3</text:p>
          </table:table-cell>
          <table:table-cell table:style-name="ce2" office:value-type="string">
            <text:p>Through Hole Resistor, 1 kohm, MCF Series, 250 mW, ± 5%, Axial Leaded, 250 V </text:p>
          </table:table-cell>
          <table:table-cell table:style-name="ce2" office:value-type="string">
            <text:p>CFR-25JB-1K0 </text:p>
          </table:table-cell>
          <table:table-cell office:value-type="string">
            <text:p>1.0KQBK-ND</text:p>
          </table:table-cell>
          <table:table-cell table:style-name="ce2" office:value-type="string">
            <text:p>603-CFR-25JB-1K0 </text:p>
          </table:table-cell>
          <table:table-cell table:style-name="ce2" office:value-type="string">
            <text:p>38K0327 </text:p>
          </table:table-cell>
          <table:table-cell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Q1,Q2,Q3</text:p>
          </table:table-cell>
          <table:table-cell office:value-type="string">
            <text:p>MOSFET Transistor, N Channel, 200 mA, 60 V, 1.2 ohm, 10 V, 2.1 V</text:p>
          </table:table-cell>
          <table:table-cell office:value-type="string">
            <text:p>2N7000</text:p>
          </table:table-cell>
          <table:table-cell office:value-type="string">
            <text:p>2N7000FS-ND</text:p>
          </table:table-cell>
          <table:table-cell table:style-name="ce2" office:value-type="string">
            <text:p>512-2N7000 </text:p>
          </table:table-cell>
          <table:table-cell table:style-name="ce2" office:value-type="string">
            <text:p>98K6267 </text:p>
          </table:table-cell>
          <table:table-cell office:value-type="string">
            <text:p>2N7000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2020-01-30</text:date>, <text:time>11:0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32S</meta:editing-duration>
    <meta:editing-cycles>3</meta:editing-cycles>
    <meta:generator>OpenOffice/4.1.7$Win32 OpenOffice.org_project/417m1$Build-9800</meta:generator>
    <dc:date>2020-01-30T11:00:31.40</dc:date>
    <dc:creator>cidco </dc:creator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